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2.7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Excel_20_Built-in_20_Explanatory_20_Tex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</style:style>
    <style:style style:name="ce4" style:family="table-cell" style:parent-style-name="Excel_20_Built-in_20_Explanatory_20_Tex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D and MD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iconname</text:p>
          </table:table-cell>
          <table:table-cell table:style-name="ce4" office:value-type="string" calcext:value-type="string">
            <text:p>services</text:p>
          </table:table-cell>
          <table:table-cell table:style-name="ce4" office:value-type="string" calcext:value-type="string">
            <text:p>wikidata</text:p>
          </table:table-cell>
          <table:table-cell table:style-name="ce4" office:value-type="string" calcext:value-type="string">
            <text:p>blogentry</text:p>
          </table:table-cell>
        </table:table-row>
        <table:table-row table:style-name="ro2">
          <table:table-cell office:value-type="string" calcext:value-type="string">
            <text:p>Málaga Centro - Alameda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ás C1, Cercanías C2, Proximidad</text:p>
          </table:table-cell>
          <table:table-cell office:value-type="string" calcext:value-type="string">
            <text:p>Q604972</text:p>
          </table:table-cell>
          <table:table-cell table:style-name="ce5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Málaga María Zambrano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E, AVANT, AVLO, Iryo, MD, Cercaníás C1, Cercanías C2, Proximidad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Álora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D, Cercanías C2, Proximidad</text:p>
          </table:table-cell>
          <table:table-cell office:value-type="string" calcext:value-type="string">
            <text:p>Q8842737</text:p>
          </table:table-cell>
          <table:table-cell table:style-name="ce5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Las Mellizas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Chorro-Caminito del Rey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obadilla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Antequera-Santa Ana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AVE, AVANT, AVLO, Iryo, InterCity, MD</text:p>
          </table:table-cell>
          <table:table-cell office:value-type="string" calcext:value-type="string">
            <text:p>Q3325592</text:p>
          </table:table-cell>
          <table:table-cell table:style-name="ce5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Campillos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lmargen - Cañete la Real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Ronda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InterCity, MD</text:p>
          </table:table-cell>
          <table:table-cell office:value-type="string" calcext:value-type="string">
            <text:p>Q3394773</text:p>
          </table:table-cell>
          <table:table-cell table:style-name="ce5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Arriate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enaojan-Montejaque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Jimera de Líbar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ortes de la Frontera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aucin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ntequera AV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ANT</text:p>
          </table:table-cell>
          <table:table-cell table:style-name="ce5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Cercanias only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iconname</text:p>
          </table:table-cell>
          <table:table-cell table:style-name="ce4" office:value-type="string" calcext:value-type="string">
            <text:p>services</text:p>
          </table:table-cell>
          <table:table-cell table:style-name="ce4" office:value-type="string" calcext:value-type="string">
            <text:p>wikidata</text:p>
          </table:table-cell>
          <table:table-cell table:style-name="ce4" office:value-type="string" calcext:value-type="string">
            <text:p>blogentry</text:p>
          </table:table-cell>
        </table:table-row>
        <table:table-row table:style-name="ro2">
          <table:table-cell office:value-type="string" calcext:value-type="string">
            <text:p>Pizarra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921</text:p>
          </table:table-cell>
          <table:table-cell table:style-name="ce5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Aljaima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ártama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mpanillas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Prados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Victoria Kent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, Cercanías C2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uadalhorce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eropuerto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Colina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molinos</text:p>
          </table:table-cell>
          <table:table-cell office:value-type="float" office:value="36.62272" calcext:value-type="float">
            <text:p>36.62272</text:p>
          </table:table-cell>
          <table:table-cell office:value-type="float" office:value="-4.49929" calcext:value-type="float">
            <text:p>-4.499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Pinillo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enalmadena - Arroyo de la Miel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muelle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rvajal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blanca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Boliches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Fuengirola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Álamos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Montemar Alto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Metr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iconname</text:p>
          </table:table-cell>
          <table:table-cell table:style-name="ce4" office:value-type="string" calcext:value-type="string">
            <text:p>services</text:p>
          </table:table-cell>
          <table:table-cell table:style-name="ce4" office:value-type="string" calcext:value-type="string">
            <text:p>wikidata</text:p>
          </table:table-cell>
          <table:table-cell table:style-name="ce4" office:value-type="string" calcext:value-type="string">
            <text:p>blogentry</text:p>
          </table:table-cell>
        </table:table-row>
        <table:table-row table:style-name="ro3">
          <table:table-cell office:value-type="string" calcext:value-type="string">
            <text:p>Ciudad de la Justicia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La Unión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ndalucía Tech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Portada Alta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araninfo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uadalmedina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Luz - La Paz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Puerta Blanca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alacio de los Deportes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Perchel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arbarela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rranque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rincesa - Huelin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Torcal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Cónsul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línico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Universidad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tarazanas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Isla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osm stations" table:style-name="ta1"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3">
          <table:table-cell office:value-type="string" calcext:value-type="string">
            <text:p>@type</text:p>
          </table:table-cell>
          <table:table-cell office:value-type="string" calcext:value-type="string">
            <text:p>@id</text:p>
          </table:table-cell>
          <table:table-cell office:value-type="string" calcext:value-type="string">
            <text:p>@lat</text:p>
          </table:table-cell>
          <table:table-cell office:value-type="string" calcext:value-type="string">
            <text:p>@l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wikid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t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8980884" calcext:value-type="float">
            <text:p>258980884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Los Boliches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8983214" calcext:value-type="float">
            <text:p>258983214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Fuengiro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CSV Output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8737" calcext:value-type="float">
            <text:p>259008737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Montemar Alto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[out:csv(::type,::id,::lat,::lon,name,railway, wikidata, operator, station)][timeout:25]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9677" calcext:value-type="float">
            <text:p>259009677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La Coli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fetch area “Málaga” to search in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9686" calcext:value-type="float">
            <text:p>259009686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Los Álam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area[name="Málaga"][admin_level=6]-&gt;.searchArea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193" calcext:value-type="float">
            <text:p>739420193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El Pinill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gather results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234" calcext:value-type="float">
            <text:p>739420234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Torremuell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(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235" calcext:value-type="float">
            <text:p>739420235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Torreblanca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<text:s text:c="2"/>// query part for: “railway=station”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95881917" calcext:value-type="float">
            <text:p>895881917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Pizar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921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<text:s text:c="2"/>nwr["railway"="station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00" calcext:value-type="float">
            <text:p>1625341600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Ciudad de la Justici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Metro de Málaga</text:p>
          </table:table-cell>
          <table:table-cell table:number-columns-repeated="4"/>
          <table:table-cell office:value-type="string" calcext:value-type="string">
            <text:p><text:s text:c="2"/>nwr["railway"="halt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15" calcext:value-type="float">
            <text:p>1625341615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La Unió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<text:s text:c="2"/>nwr["railway"="service_station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23" calcext:value-type="float">
            <text:p>1625341623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Andalucía Tech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35" calcext:value-type="float">
            <text:p>1625341635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Portada Alt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// print results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379193791" calcext:value-type="float">
            <text:p>2379193791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Benalmadena - Arroyo de la Mie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out body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09534280" calcext:value-type="float">
            <text:p>2609534280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Málaga María Zambran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11833480" calcext:value-type="float">
            <text:p>2611833480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Carvaj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11857647" calcext:value-type="float">
            <text:p>2611857647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Guadalhorc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24608403" calcext:value-type="float">
            <text:p>2624608403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Campill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removed railway=service_station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897360350" calcext:value-type="float">
            <text:p>2897360350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Paraninf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961672592" calcext:value-type="float">
            <text:p>2961672592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Gauci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321848202" calcext:value-type="float">
            <text:p>3321848202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Las Melliz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575055512" calcext:value-type="float">
            <text:p>3575055512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Guadalmedi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214740" calcext:value-type="float">
            <text:p>3762214740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Arriat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221430" calcext:value-type="float">
            <text:p>3762221430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Benaojan-Montejaqu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485517" calcext:value-type="float">
            <text:p>3762485517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La Luz - La Paz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485520" calcext:value-type="float">
            <text:p>3762485520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Puerta Blanc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029077115" calcext:value-type="float">
            <text:p>4029077115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Málaga Centro - Alameda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060435925" calcext:value-type="float">
            <text:p>4060435925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Victoria Kent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343762070" calcext:value-type="float">
            <text:p>4343762070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344674995" calcext:value-type="float">
            <text:p>4344674995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Palacio de los Deporte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12018" calcext:value-type="float">
            <text:p>4408112018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El Perche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55456" calcext:value-type="float">
            <text:p>4408155456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Barbare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59190" calcext:value-type="float">
            <text:p>4408159190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Carranqu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9535923" calcext:value-type="float">
            <text:p>4409535923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Princesa - Hueli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9558424" calcext:value-type="float">
            <text:p>4409558424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El Torc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6535024547" calcext:value-type="float">
            <text:p>6535024547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Campanill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57413126" calcext:value-type="float">
            <text:p>7557413126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Antequera-Santa A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3325592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28" calcext:value-type="float">
            <text:p>7567516128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Los Prad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48" calcext:value-type="float">
            <text:p>7567516148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Cártam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53" calcext:value-type="float">
            <text:p>7567516153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Aljaim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80" calcext:value-type="float">
            <text:p>7567516180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Álo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842737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38139" calcext:value-type="float">
            <text:p>7567538139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El Chorro-Caminito del Rey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38143" calcext:value-type="float">
            <text:p>7567538143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Bobadil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19118067" calcext:value-type="float">
            <text:p>8019118067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ond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339477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19139481" calcext:value-type="float">
            <text:p>8019139481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Almargen - Cañete la Re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22681349" calcext:value-type="float">
            <text:p>8022681349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Cortes de la Fronte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22687352" calcext:value-type="float">
            <text:p>8022687352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Jimera de Líba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27" calcext:value-type="float">
            <text:p>9648252627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El Cónsu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29" calcext:value-type="float">
            <text:p>9648252629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Clínic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32" calcext:value-type="float">
            <text:p>9648252632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0765502810" calcext:value-type="float">
            <text:p>10765502810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Atarazan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0859140164" calcext:value-type="float">
            <text:p>10859140164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La Is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1135074555" calcext:value-type="float">
            <text:p>11135074555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Antequera AV</text:p>
          </table:table-cell>
          <table:table-cell office:value-type="string" calcext:value-type="string">
            <text:p>station</text:p>
          </table:table-cell>
          <table:table-cell table:style-name="ce5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ay</text:p>
          </table:table-cell>
          <table:table-cell office:value-type="float" office:value="1171257339" calcext:value-type="float">
            <text:p>1171257339</text:p>
          </table:table-cell>
          <table:table-cell table:style-name="ce6" office:value-type="float" office:value="36.62272" calcext:value-type="float">
            <text:p>36.62272</text:p>
          </table:table-cell>
          <table:table-cell table:style-name="ce6" office:value-type="float" office:value="-4.49929" calcext:value-type="float">
            <text:p>-4.49929</text:p>
          </table:table-cell>
          <table:table-cell table:style-name="ce6" office:value-type="string" calcext:value-type="string">
            <text:p>Torremolin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50</text:p>
          </table:table-cell>
          <table:table-cell table:number-columns-repeated="6"/>
        </table:table-row>
      </table:table>
      <table:table table:name="stationlist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13" table:default-cell-style-name="ce5"/>
        <table:table-row table:style-name="ro1">
          <table:table-cell table:style-name="ce4" office:value-type="string" calcext:value-type="string">
            <text:p>slug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</text:p>
          </table:table-cell>
          <table:table-cell table:style-name="ce4" office:value-type="string" calcext:value-type="string">
            <text:p>iconname</text:p>
          </table:table-cell>
          <table:table-cell table:style-name="ce4" office:value-type="string" calcext:value-type="string">
            <text:p>services</text:p>
          </table:table-cell>
          <table:table-cell table:style-name="ce4" office:value-type="string" calcext:value-type="string">
            <text:p>wikidata</text:p>
          </table:table-cell>
          <table:table-cell table:style-name="ce4" office:value-type="string" calcext:value-type="string">
            <text:p>metro</text:p>
          </table:table-cell>
          <table:table-cell table:style-name="ce4" office:value-type="string" calcext:value-type="string">
            <text:p>url</text:p>
          </table:table-cell>
        </table:table-row>
        <table:table-row table:style-name="ro4">
          <table:table-cell office:value-type="string" calcext:value-type="string">
            <text:p>pizarra</text:p>
          </table:table-cell>
          <table:table-cell office:value-type="string" calcext:value-type="string">
            <text:p>Pizarra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921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]" office:value-type="string" office:string-value="https://alangranteu.github.io/pizarra" calcext:value-type="string">
            <text:p>https://alangranteu.github.io/pizarra</text:p>
          </table:table-cell>
        </table:table-row>
        <table:table-row table:style-name="ro4">
          <table:table-cell office:value-type="string" calcext:value-type="string">
            <text:p>aljaima</text:p>
          </table:table-cell>
          <table:table-cell office:value-type="string" calcext:value-type="string">
            <text:p>Aljaima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3]" office:value-type="string" office:string-value="https://alangranteu.github.io/aljaima" calcext:value-type="string">
            <text:p>https://alangranteu.github.io/aljaima</text:p>
          </table:table-cell>
        </table:table-row>
        <table:table-row table:style-name="ro4">
          <table:table-cell office:value-type="string" calcext:value-type="string">
            <text:p>cártama</text:p>
          </table:table-cell>
          <table:table-cell office:value-type="string" calcext:value-type="string">
            <text:p>Cártama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4]" office:value-type="string" office:string-value="https://alangranteu.github.io/cártama" calcext:value-type="string">
            <text:p>https://alangranteu.github.io/cártama</text:p>
          </table:table-cell>
        </table:table-row>
        <table:table-row table:style-name="ro4">
          <table:table-cell office:value-type="string" calcext:value-type="string">
            <text:p>campanillas</text:p>
          </table:table-cell>
          <table:table-cell office:value-type="string" calcext:value-type="string">
            <text:p>Campanillas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5]" office:value-type="string" office:string-value="https://alangranteu.github.io/campanillas" calcext:value-type="string">
            <text:p>https://alangranteu.github.io/campanillas</text:p>
          </table:table-cell>
        </table:table-row>
        <table:table-row table:style-name="ro4">
          <table:table-cell office:value-type="string" calcext:value-type="string">
            <text:p>los-prados</text:p>
          </table:table-cell>
          <table:table-cell office:value-type="string" calcext:value-type="string">
            <text:p>Los Prados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6]" office:value-type="string" office:string-value="https://alangranteu.github.io/los-prados" calcext:value-type="string">
            <text:p>https://alangranteu.github.io/los-prados</text:p>
          </table:table-cell>
        </table:table-row>
        <table:table-row table:style-name="ro4">
          <table:table-cell office:value-type="string" calcext:value-type="string">
            <text:p>victoria-kent</text:p>
          </table:table-cell>
          <table:table-cell office:value-type="string" calcext:value-type="string">
            <text:p>Victoria Kent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, Cercanías C2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7]" office:value-type="string" office:string-value="https://alangranteu.github.io/victoria-kent" calcext:value-type="string">
            <text:p>https://alangranteu.github.io/victoria-kent</text:p>
          </table:table-cell>
        </table:table-row>
        <table:table-row table:style-name="ro4">
          <table:table-cell office:value-type="string" calcext:value-type="string">
            <text:p>guadalhorce</text:p>
          </table:table-cell>
          <table:table-cell office:value-type="string" calcext:value-type="string">
            <text:p>Guadalhorce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8]" office:value-type="string" office:string-value="https://alangranteu.github.io/guadalhorce" calcext:value-type="string">
            <text:p>https://alangranteu.github.io/guadalhorce</text:p>
          </table:table-cell>
        </table:table-row>
        <table:table-row table:style-name="ro4">
          <table:table-cell office:value-type="string" calcext:value-type="string">
            <text:p>aeropuerto</text:p>
          </table:table-cell>
          <table:table-cell office:value-type="string" calcext:value-type="string">
            <text:p>Aeropuerto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9]" office:value-type="string" office:string-value="https://alangranteu.github.io/aeropuerto" calcext:value-type="string">
            <text:p>https://alangranteu.github.io/aeropuerto</text:p>
          </table:table-cell>
        </table:table-row>
        <table:table-row table:style-name="ro4">
          <table:table-cell office:value-type="string" calcext:value-type="string">
            <text:p>la-colina</text:p>
          </table:table-cell>
          <table:table-cell office:value-type="string" calcext:value-type="string">
            <text:p>La Colina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0]" office:value-type="string" office:string-value="https://alangranteu.github.io/la-colina" calcext:value-type="string">
            <text:p>https://alangranteu.github.io/la-colina</text:p>
          </table:table-cell>
        </table:table-row>
        <table:table-row table:style-name="ro4">
          <table:table-cell office:value-type="string" calcext:value-type="string">
            <text:p>torremolinos</text:p>
          </table:table-cell>
          <table:table-cell office:value-type="string" calcext:value-type="string">
            <text:p>Torremolinos</text:p>
          </table:table-cell>
          <table:table-cell office:value-type="float" office:value="36.62272" calcext:value-type="float">
            <text:p>36.62272</text:p>
          </table:table-cell>
          <table:table-cell office:value-type="float" office:value="-4.49929" calcext:value-type="float">
            <text:p>-4.499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0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1]" office:value-type="string" office:string-value="https://alangranteu.github.io/torremolinos" calcext:value-type="string">
            <text:p>https://alangranteu.github.io/torremolinos</text:p>
          </table:table-cell>
        </table:table-row>
        <table:table-row table:style-name="ro4">
          <table:table-cell office:value-type="string" calcext:value-type="string">
            <text:p>el-pinillo</text:p>
          </table:table-cell>
          <table:table-cell office:value-type="string" calcext:value-type="string">
            <text:p>El Pinillo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2]" office:value-type="string" office:string-value="https://alangranteu.github.io/el-pinillo" calcext:value-type="string">
            <text:p>https://alangranteu.github.io/el-pinillo</text:p>
          </table:table-cell>
        </table:table-row>
        <table:table-row table:style-name="ro4">
          <table:table-cell office:value-type="string" calcext:value-type="string">
            <text:p>benalmadena</text:p>
          </table:table-cell>
          <table:table-cell office:value-type="string" calcext:value-type="string">
            <text:p>Benalmadena - Arroyo de la Miel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3]" office:value-type="string" office:string-value="https://alangranteu.github.io/benalmadena" calcext:value-type="string">
            <text:p>https://alangranteu.github.io/benalmadena</text:p>
          </table:table-cell>
        </table:table-row>
        <table:table-row table:style-name="ro4">
          <table:table-cell office:value-type="string" calcext:value-type="string">
            <text:p>torremuelle</text:p>
          </table:table-cell>
          <table:table-cell office:value-type="string" calcext:value-type="string">
            <text:p>Torremuelle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4]" office:value-type="string" office:string-value="https://alangranteu.github.io/torremuelle" calcext:value-type="string">
            <text:p>https://alangranteu.github.io/torremuelle</text:p>
          </table:table-cell>
        </table:table-row>
        <table:table-row table:style-name="ro4">
          <table:table-cell office:value-type="string" calcext:value-type="string">
            <text:p>carvajal</text:p>
          </table:table-cell>
          <table:table-cell office:value-type="string" calcext:value-type="string">
            <text:p>Carvajal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5]" office:value-type="string" office:string-value="https://alangranteu.github.io/carvajal" calcext:value-type="string">
            <text:p>https://alangranteu.github.io/carvajal</text:p>
          </table:table-cell>
        </table:table-row>
        <table:table-row table:style-name="ro4">
          <table:table-cell office:value-type="string" calcext:value-type="string">
            <text:p>torreblanca</text:p>
          </table:table-cell>
          <table:table-cell office:value-type="string" calcext:value-type="string">
            <text:p>Torreblanca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6]" office:value-type="string" office:string-value="https://alangranteu.github.io/torreblanca" calcext:value-type="string">
            <text:p>https://alangranteu.github.io/torreblanca</text:p>
          </table:table-cell>
        </table:table-row>
        <table:table-row table:style-name="ro4">
          <table:table-cell office:value-type="string" calcext:value-type="string">
            <text:p>los-boliches</text:p>
          </table:table-cell>
          <table:table-cell office:value-type="string" calcext:value-type="string">
            <text:p>Los Boliches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7]" office:value-type="string" office:string-value="https://alangranteu.github.io/los-boliches" calcext:value-type="string">
            <text:p>https://alangranteu.github.io/los-boliches</text:p>
          </table:table-cell>
        </table:table-row>
        <table:table-row table:style-name="ro4">
          <table:table-cell office:value-type="string" calcext:value-type="string">
            <text:p>fuengirola</text:p>
          </table:table-cell>
          <table:table-cell office:value-type="string" calcext:value-type="string">
            <text:p>Fuengirola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8]" office:value-type="string" office:string-value="https://alangranteu.github.io/fuengirola" calcext:value-type="string">
            <text:p>https://alangranteu.github.io/fuengirola</text:p>
          </table:table-cell>
        </table:table-row>
        <table:table-row table:style-name="ro4">
          <table:table-cell office:value-type="string" calcext:value-type="string">
            <text:p>los-álamos</text:p>
          </table:table-cell>
          <table:table-cell office:value-type="string" calcext:value-type="string">
            <text:p>Los Álamos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9]" office:value-type="string" office:string-value="https://alangranteu.github.io/los-álamos" calcext:value-type="string">
            <text:p>https://alangranteu.github.io/los-álamos</text:p>
          </table:table-cell>
        </table:table-row>
        <table:table-row table:style-name="ro5">
          <table:table-cell office:value-type="string" calcext:value-type="string">
            <text:p>montemar-alto</text:p>
          </table:table-cell>
          <table:table-cell office:value-type="string" calcext:value-type="string">
            <text:p>Montemar Alto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0]" office:value-type="string" office:string-value="https://alangranteu.github.io/montemar-alto" calcext:value-type="string">
            <text:p>https://alangranteu.github.io/montemar-alto</text:p>
          </table:table-cell>
        </table:table-row>
        <table:table-row table:style-name="ro6">
          <table:table-cell office:value-type="string" calcext:value-type="string">
            <text:p>Málaga-centro-alameda</text:p>
          </table:table-cell>
          <table:table-cell office:value-type="string" calcext:value-type="string">
            <text:p>Málaga Centro - Alameda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ás C1, Cercanías C2, Proximidad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1]" office:value-type="string" office:string-value="https://alangranteu.github.io/Málaga-centro-alameda" calcext:value-type="string">
            <text:p>https://alangranteu.github.io/Málaga-centro-alameda</text:p>
          </table:table-cell>
        </table:table-row>
        <table:table-row table:style-name="ro5">
          <table:table-cell office:value-type="string" calcext:value-type="string">
            <text:p>málaga-maría-zambrano</text:p>
          </table:table-cell>
          <table:table-cell office:value-type="string" calcext:value-type="string">
            <text:p>Málaga María Zambrano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E, AVANT, AVLO, Iryo, MD, Cercaníás C1, Cercanías C2, Proximidad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2]" office:value-type="string" office:string-value="https://alangranteu.github.io/málaga-maría-zambrano" calcext:value-type="string">
            <text:p>https://alangranteu.github.io/málaga-maría-zambrano</text:p>
          </table:table-cell>
        </table:table-row>
        <table:table-row table:style-name="ro4">
          <table:table-cell office:value-type="string" calcext:value-type="string">
            <text:p>álora</text:p>
          </table:table-cell>
          <table:table-cell office:value-type="string" calcext:value-type="string">
            <text:p>Álora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D, Cercanías C2, Proximidad</text:p>
          </table:table-cell>
          <table:table-cell office:value-type="string" calcext:value-type="string">
            <text:p>Q8842737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3]" office:value-type="string" office:string-value="https://alangranteu.github.io/álora" calcext:value-type="string">
            <text:p>https://alangranteu.github.io/álora</text:p>
          </table:table-cell>
        </table:table-row>
        <table:table-row table:style-name="ro4">
          <table:table-cell office:value-type="string" calcext:value-type="string">
            <text:p>las-mellizas</text:p>
          </table:table-cell>
          <table:table-cell office:value-type="string" calcext:value-type="string">
            <text:p>Las Mellizas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4]" office:value-type="string" office:string-value="https://alangranteu.github.io/las-mellizas" calcext:value-type="string">
            <text:p>https://alangranteu.github.io/las-mellizas</text:p>
          </table:table-cell>
        </table:table-row>
        <table:table-row table:style-name="ro4">
          <table:table-cell office:value-type="string" calcext:value-type="string">
            <text:p>El-chorro</text:p>
          </table:table-cell>
          <table:table-cell office:value-type="string" calcext:value-type="string">
            <text:p>El Chorro-Caminito del Rey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5]" office:value-type="string" office:string-value="https://alangranteu.github.io/El-chorro" calcext:value-type="string">
            <text:p>https://alangranteu.github.io/El-chorro</text:p>
          </table:table-cell>
        </table:table-row>
        <table:table-row table:style-name="ro4">
          <table:table-cell office:value-type="string" calcext:value-type="string">
            <text:p>bobadilla</text:p>
          </table:table-cell>
          <table:table-cell office:value-type="string" calcext:value-type="string">
            <text:p>Bobadilla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6]" office:value-type="string" office:string-value="https://alangranteu.github.io/bobadilla" calcext:value-type="string">
            <text:p>https://alangranteu.github.io/bobadilla</text:p>
          </table:table-cell>
        </table:table-row>
        <table:table-row table:style-name="ro5">
          <table:table-cell office:value-type="string" calcext:value-type="string">
            <text:p>antequera-santa-ana</text:p>
          </table:table-cell>
          <table:table-cell office:value-type="string" calcext:value-type="string">
            <text:p>Antequera-Santa Ana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AVE, AVANT, AVLO, Iryo, InterCity, MD</text:p>
          </table:table-cell>
          <table:table-cell office:value-type="string" calcext:value-type="string">
            <text:p>Q3325592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7]" office:value-type="string" office:string-value="https://alangranteu.github.io/antequera-santa-ana" calcext:value-type="string">
            <text:p>https://alangranteu.github.io/antequera-santa-ana</text:p>
          </table:table-cell>
        </table:table-row>
        <table:table-row table:style-name="ro4">
          <table:table-cell office:value-type="string" calcext:value-type="string">
            <text:p>campillos</text:p>
          </table:table-cell>
          <table:table-cell office:value-type="string" calcext:value-type="string">
            <text:p>Campillos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8]" office:value-type="string" office:string-value="https://alangranteu.github.io/campillos" calcext:value-type="string">
            <text:p>https://alangranteu.github.io/campillos</text:p>
          </table:table-cell>
        </table:table-row>
        <table:table-row table:style-name="ro5">
          <table:table-cell office:value-type="string" calcext:value-type="string">
            <text:p>almargen-cañete-la-real</text:p>
          </table:table-cell>
          <table:table-cell office:value-type="string" calcext:value-type="string">
            <text:p>Almargen - Cañete la Real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9]" office:value-type="string" office:string-value="https://alangranteu.github.io/almargen-cañete-la-real" calcext:value-type="string">
            <text:p>https://alangranteu.github.io/almargen-cañete-la-real</text:p>
          </table:table-cell>
        </table:table-row>
        <table:table-row table:style-name="ro4">
          <table:table-cell office:value-type="string" calcext:value-type="string">
            <text:p>ronda</text:p>
          </table:table-cell>
          <table:table-cell office:value-type="string" calcext:value-type="string">
            <text:p>Ronda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InterCity, MD</text:p>
          </table:table-cell>
          <table:table-cell office:value-type="string" calcext:value-type="string">
            <text:p>Q3394773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30]" office:value-type="string" office:string-value="https://alangranteu.github.io/ronda" calcext:value-type="string">
            <text:p>https://alangranteu.github.io/ronda</text:p>
          </table:table-cell>
        </table:table-row>
        <table:table-row table:style-name="ro4">
          <table:table-cell office:value-type="string" calcext:value-type="string">
            <text:p>arriate</text:p>
          </table:table-cell>
          <table:table-cell office:value-type="string" calcext:value-type="string">
            <text:p>Arriate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31]" office:value-type="string" office:string-value="https://alangranteu.github.io/arriate" calcext:value-type="string">
            <text:p>https://alangranteu.github.io/arriate</text:p>
          </table:table-cell>
        </table:table-row>
        <table:table-row table:style-name="ro5">
          <table:table-cell office:value-type="string" calcext:value-type="string">
            <text:p>benaojan-montejaque</text:p>
          </table:table-cell>
          <table:table-cell office:value-type="string" calcext:value-type="string">
            <text:p>Benaojan-Montejaque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32]" office:value-type="string" office:string-value="https://alangranteu.github.io/benaojan-montejaque" calcext:value-type="string">
            <text:p>https://alangranteu.github.io/benaojan-montejaque</text:p>
          </table:table-cell>
        </table:table-row>
        <table:table-row table:style-name="ro5">
          <table:table-cell office:value-type="string" calcext:value-type="string">
            <text:p>jimera-de-líbar</text:p>
          </table:table-cell>
          <table:table-cell office:value-type="string" calcext:value-type="string">
            <text:p>Jimera de Líbar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33]" office:value-type="string" office:string-value="https://alangranteu.github.io/jimera-de-líbar" calcext:value-type="string">
            <text:p>https://alangranteu.github.io/jimera-de-líbar</text:p>
          </table:table-cell>
        </table:table-row>
        <table:table-row table:style-name="ro5">
          <table:table-cell office:value-type="string" calcext:value-type="string">
            <text:p>cortes-de-la-frontera</text:p>
          </table:table-cell>
          <table:table-cell office:value-type="string" calcext:value-type="string">
            <text:p>Cortes de la Frontera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34]" office:value-type="string" office:string-value="https://alangranteu.github.io/cortes-de-la-frontera" calcext:value-type="string">
            <text:p>https://alangranteu.github.io/cortes-de-la-frontera</text:p>
          </table:table-cell>
        </table:table-row>
        <table:table-row table:style-name="ro4">
          <table:table-cell office:value-type="string" calcext:value-type="string">
            <text:p>gaucin</text:p>
          </table:table-cell>
          <table:table-cell office:value-type="string" calcext:value-type="string">
            <text:p>Gaucin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35]" office:value-type="string" office:string-value="https://alangranteu.github.io/gaucin" calcext:value-type="string">
            <text:p>https://alangranteu.github.io/gaucin</text:p>
          </table:table-cell>
        </table:table-row>
        <table:table-row table:style-name="ro4">
          <table:table-cell office:value-type="string" calcext:value-type="string">
            <text:p>antequera-av</text:p>
          </table:table-cell>
          <table:table-cell office:value-type="string" calcext:value-type="string">
            <text:p>Antequera AV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ANT</text:p>
          </table:table-cell>
          <table:table-cell table:style-name="ce5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36]" office:value-type="string" office:string-value="https://alangranteu.github.io/antequera-av" calcext:value-type="string">
            <text:p>https://alangranteu.github.io/antequera-av</text:p>
          </table:table-cell>
        </table:table-row>
        <table:table-row table:style-name="ro5">
          <table:table-cell office:value-type="string" calcext:value-type="string">
            <text:p>ciudad-de-la-justicia</text:p>
          </table:table-cell>
          <table:table-cell office:value-type="string" calcext:value-type="string">
            <text:p>Ciudad de la Justicia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37]" office:value-type="string" office:string-value="https://alangranteu.github.io/ciudad-de-la-justicia" calcext:value-type="string">
            <text:p>https://alangranteu.github.io/ciudad-de-la-justicia</text:p>
          </table:table-cell>
        </table:table-row>
        <table:table-row table:style-name="ro4">
          <table:table-cell office:value-type="string" calcext:value-type="string">
            <text:p>la-unión</text:p>
          </table:table-cell>
          <table:table-cell office:value-type="string" calcext:value-type="string">
            <text:p>La Unión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38]" office:value-type="string" office:string-value="https://alangranteu.github.io/la-unión" calcext:value-type="string">
            <text:p>https://alangranteu.github.io/la-unión</text:p>
          </table:table-cell>
        </table:table-row>
        <table:table-row table:style-name="ro5">
          <table:table-cell office:value-type="string" calcext:value-type="string">
            <text:p>andalucía-tech</text:p>
          </table:table-cell>
          <table:table-cell office:value-type="string" calcext:value-type="string">
            <text:p>Andalucía Tech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39]" office:value-type="string" office:string-value="https://alangranteu.github.io/andalucía-tech" calcext:value-type="string">
            <text:p>https://alangranteu.github.io/andalucía-tech</text:p>
          </table:table-cell>
        </table:table-row>
        <table:table-row table:style-name="ro4">
          <table:table-cell office:value-type="string" calcext:value-type="string">
            <text:p>portada-alta</text:p>
          </table:table-cell>
          <table:table-cell office:value-type="string" calcext:value-type="string">
            <text:p>Portada Alta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40]" office:value-type="string" office:string-value="https://alangranteu.github.io/portada-alta" calcext:value-type="string">
            <text:p>https://alangranteu.github.io/portada-alta</text:p>
          </table:table-cell>
        </table:table-row>
        <table:table-row table:style-name="ro4">
          <table:table-cell office:value-type="string" calcext:value-type="string">
            <text:p>paraninfo</text:p>
          </table:table-cell>
          <table:table-cell office:value-type="string" calcext:value-type="string">
            <text:p>Paraninfo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41]" office:value-type="string" office:string-value="https://alangranteu.github.io/paraninfo" calcext:value-type="string">
            <text:p>https://alangranteu.github.io/paraninfo</text:p>
          </table:table-cell>
        </table:table-row>
        <table:table-row table:style-name="ro5">
          <table:table-cell office:value-type="string" calcext:value-type="string">
            <text:p>guadalmedina</text:p>
          </table:table-cell>
          <table:table-cell office:value-type="string" calcext:value-type="string">
            <text:p>Guadalmedina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42]" office:value-type="string" office:string-value="https://alangranteu.github.io/guadalmedina" calcext:value-type="string">
            <text:p>https://alangranteu.github.io/guadalmedina</text:p>
          </table:table-cell>
        </table:table-row>
        <table:table-row table:style-name="ro4">
          <table:table-cell office:value-type="string" calcext:value-type="string">
            <text:p>La-luz-la-paz</text:p>
          </table:table-cell>
          <table:table-cell office:value-type="string" calcext:value-type="string">
            <text:p>La Luz - La Paz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43]" office:value-type="string" office:string-value="https://alangranteu.github.io/La-luz-la-paz" calcext:value-type="string">
            <text:p>https://alangranteu.github.io/La-luz-la-paz</text:p>
          </table:table-cell>
        </table:table-row>
        <table:table-row table:style-name="ro5">
          <table:table-cell office:value-type="string" calcext:value-type="string">
            <text:p>puerta-blanca</text:p>
          </table:table-cell>
          <table:table-cell office:value-type="string" calcext:value-type="string">
            <text:p>Puerta Blanca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44]" office:value-type="string" office:string-value="https://alangranteu.github.io/puerta-blanca" calcext:value-type="string">
            <text:p>https://alangranteu.github.io/puerta-blanca</text:p>
          </table:table-cell>
        </table:table-row>
        <table:table-row table:style-name="ro5">
          <table:table-cell office:value-type="string" calcext:value-type="string">
            <text:p>palacio-de-los-deportes</text:p>
          </table:table-cell>
          <table:table-cell office:value-type="string" calcext:value-type="string">
            <text:p>Palacio de los Deportes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45]" office:value-type="string" office:string-value="https://alangranteu.github.io/palacio-de-los-deportes" calcext:value-type="string">
            <text:p>https://alangranteu.github.io/palacio-de-los-deportes</text:p>
          </table:table-cell>
        </table:table-row>
        <table:table-row table:style-name="ro4">
          <table:table-cell office:value-type="string" calcext:value-type="string">
            <text:p>el-perchel</text:p>
          </table:table-cell>
          <table:table-cell office:value-type="string" calcext:value-type="string">
            <text:p>El Perchel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46]" office:value-type="string" office:string-value="https://alangranteu.github.io/el-perchel" calcext:value-type="string">
            <text:p>https://alangranteu.github.io/el-perchel</text:p>
          </table:table-cell>
        </table:table-row>
        <table:table-row table:style-name="ro4">
          <table:table-cell office:value-type="string" calcext:value-type="string">
            <text:p>barbarela</text:p>
          </table:table-cell>
          <table:table-cell office:value-type="string" calcext:value-type="string">
            <text:p>Barbarela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47]" office:value-type="string" office:string-value="https://alangranteu.github.io/barbarela" calcext:value-type="string">
            <text:p>https://alangranteu.github.io/barbarela</text:p>
          </table:table-cell>
        </table:table-row>
        <table:table-row table:style-name="ro4">
          <table:table-cell office:value-type="string" calcext:value-type="string">
            <text:p>carranque</text:p>
          </table:table-cell>
          <table:table-cell office:value-type="string" calcext:value-type="string">
            <text:p>Carranque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48]" office:value-type="string" office:string-value="https://alangranteu.github.io/carranque" calcext:value-type="string">
            <text:p>https://alangranteu.github.io/carranque</text:p>
          </table:table-cell>
        </table:table-row>
        <table:table-row table:style-name="ro5">
          <table:table-cell office:value-type="string" calcext:value-type="string">
            <text:p>princesa-huelin</text:p>
          </table:table-cell>
          <table:table-cell office:value-type="string" calcext:value-type="string">
            <text:p>Princesa - Huelin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49]" office:value-type="string" office:string-value="https://alangranteu.github.io/princesa-huelin" calcext:value-type="string">
            <text:p>https://alangranteu.github.io/princesa-huelin</text:p>
          </table:table-cell>
        </table:table-row>
        <table:table-row table:style-name="ro4">
          <table:table-cell office:value-type="string" calcext:value-type="string">
            <text:p>el-torcal</text:p>
          </table:table-cell>
          <table:table-cell office:value-type="string" calcext:value-type="string">
            <text:p>El Torcal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50]" office:value-type="string" office:string-value="https://alangranteu.github.io/el-torcal" calcext:value-type="string">
            <text:p>https://alangranteu.github.io/el-torcal</text:p>
          </table:table-cell>
        </table:table-row>
        <table:table-row table:style-name="ro4">
          <table:table-cell office:value-type="string" calcext:value-type="string">
            <text:p>el-cónsul</text:p>
          </table:table-cell>
          <table:table-cell office:value-type="string" calcext:value-type="string">
            <text:p>El Cónsul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51]" office:value-type="string" office:string-value="https://alangranteu.github.io/el-cónsul" calcext:value-type="string">
            <text:p>https://alangranteu.github.io/el-cónsul</text:p>
          </table:table-cell>
        </table:table-row>
        <table:table-row table:style-name="ro4">
          <table:table-cell office:value-type="string" calcext:value-type="string">
            <text:p>clínico</text:p>
          </table:table-cell>
          <table:table-cell office:value-type="string" calcext:value-type="string">
            <text:p>Clínico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52]" office:value-type="string" office:string-value="https://alangranteu.github.io/clínico" calcext:value-type="string">
            <text:p>https://alangranteu.github.io/clínico</text:p>
          </table:table-cell>
        </table:table-row>
        <table:table-row table:style-name="ro4">
          <table:table-cell office:value-type="string" calcext:value-type="string">
            <text:p>universidad</text:p>
          </table:table-cell>
          <table:table-cell office:value-type="string" calcext:value-type="string">
            <text:p>Universidad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53]" office:value-type="string" office:string-value="https://alangranteu.github.io/universidad" calcext:value-type="string">
            <text:p>https://alangranteu.github.io/universidad</text:p>
          </table:table-cell>
        </table:table-row>
        <table:table-row table:style-name="ro4">
          <table:table-cell office:value-type="string" calcext:value-type="string">
            <text:p>atarazanas</text:p>
          </table:table-cell>
          <table:table-cell office:value-type="string" calcext:value-type="string">
            <text:p>Atarazanas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54]" office:value-type="string" office:string-value="https://alangranteu.github.io/atarazanas" calcext:value-type="string">
            <text:p>https://alangranteu.github.io/atarazanas</text:p>
          </table:table-cell>
        </table:table-row>
        <table:table-row table:style-name="ro4">
          <table:table-cell office:value-type="string" calcext:value-type="string">
            <text:p>la-isla</text:p>
          </table:table-cell>
          <table:table-cell office:value-type="string" calcext:value-type="string">
            <text:p>La Isla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55]" office:value-type="string" office:string-value="https://alangranteu.github.io/la-isla" calcext:value-type="string">
            <text:p>https://alangranteu.github.io/la-isla</text:p>
          </table:table-cell>
        </table:table-row>
      </table:table>
      <table:table table:name="stations-malaga-train" table:style-name="ta1">
        <table:table-column table:style-name="co2" table:number-columns-repeated="8" table:default-cell-style-name="Default"/>
        <table:table-column table:style-name="co2" table:default-cell-style-name="ce5"/>
        <table:table-row table:style-name="ro1">
          <table:table-cell table:style-name="ce4" office:value-type="string" calcext:value-type="string">
            <text:p>slug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</text:p>
          </table:table-cell>
          <table:table-cell table:style-name="ce4" office:value-type="string" calcext:value-type="string">
            <text:p>iconname</text:p>
          </table:table-cell>
          <table:table-cell table:style-name="ce4" office:value-type="string" calcext:value-type="string">
            <text:p>services</text:p>
          </table:table-cell>
          <table:table-cell table:style-name="ce4" office:value-type="string" calcext:value-type="string">
            <text:p>wikidata</text:p>
          </table:table-cell>
          <table:table-cell table:style-name="ce4" office:value-type="string" calcext:value-type="string">
            <text:p>metro</text:p>
          </table:table-cell>
          <table:table-cell table:style-name="ce4" office:value-type="string" calcext:value-type="string">
            <text:p>url</text:p>
          </table:table-cell>
        </table:table-row>
        <table:table-row table:style-name="ro5">
          <table:table-cell office:value-type="string" calcext:value-type="string">
            <text:p>pizarra</text:p>
          </table:table-cell>
          <table:table-cell office:value-type="string" calcext:value-type="string">
            <text:p>Pizarra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921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]" office:value-type="string" office:string-value="https://alangranteu.github.io/pizarra" calcext:value-type="string">
            <text:p>https://alangranteu.github.io/pizarra</text:p>
          </table:table-cell>
        </table:table-row>
        <table:table-row table:style-name="ro5">
          <table:table-cell office:value-type="string" calcext:value-type="string">
            <text:p>aljaima</text:p>
          </table:table-cell>
          <table:table-cell office:value-type="string" calcext:value-type="string">
            <text:p>Aljaima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3]" office:value-type="string" office:string-value="https://alangranteu.github.io/aljaima" calcext:value-type="string">
            <text:p>https://alangranteu.github.io/aljaima</text:p>
          </table:table-cell>
        </table:table-row>
        <table:table-row table:style-name="ro5">
          <table:table-cell office:value-type="string" calcext:value-type="string">
            <text:p>cártama</text:p>
          </table:table-cell>
          <table:table-cell office:value-type="string" calcext:value-type="string">
            <text:p>Cártama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4]" office:value-type="string" office:string-value="https://alangranteu.github.io/cártama" calcext:value-type="string">
            <text:p>https://alangranteu.github.io/cártama</text:p>
          </table:table-cell>
        </table:table-row>
        <table:table-row table:style-name="ro5">
          <table:table-cell office:value-type="string" calcext:value-type="string">
            <text:p>campanillas</text:p>
          </table:table-cell>
          <table:table-cell office:value-type="string" calcext:value-type="string">
            <text:p>Campanillas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5]" office:value-type="string" office:string-value="https://alangranteu.github.io/campanillas" calcext:value-type="string">
            <text:p>https://alangranteu.github.io/campanillas</text:p>
          </table:table-cell>
        </table:table-row>
        <table:table-row table:style-name="ro5">
          <table:table-cell office:value-type="string" calcext:value-type="string">
            <text:p>los-prados</text:p>
          </table:table-cell>
          <table:table-cell office:value-type="string" calcext:value-type="string">
            <text:p>Los Prados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6]" office:value-type="string" office:string-value="https://alangranteu.github.io/los-prados" calcext:value-type="string">
            <text:p>https://alangranteu.github.io/los-prados</text:p>
          </table:table-cell>
        </table:table-row>
        <table:table-row table:style-name="ro5">
          <table:table-cell office:value-type="string" calcext:value-type="string">
            <text:p>victoria-kent</text:p>
          </table:table-cell>
          <table:table-cell office:value-type="string" calcext:value-type="string">
            <text:p>Victoria Kent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, Cercanías C2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7]" office:value-type="string" office:string-value="https://alangranteu.github.io/victoria-kent" calcext:value-type="string">
            <text:p>https://alangranteu.github.io/victoria-kent</text:p>
          </table:table-cell>
        </table:table-row>
        <table:table-row table:style-name="ro5">
          <table:table-cell office:value-type="string" calcext:value-type="string">
            <text:p>guadalhorce</text:p>
          </table:table-cell>
          <table:table-cell office:value-type="string" calcext:value-type="string">
            <text:p>Guadalhorce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8]" office:value-type="string" office:string-value="https://alangranteu.github.io/guadalhorce" calcext:value-type="string">
            <text:p>https://alangranteu.github.io/guadalhorce</text:p>
          </table:table-cell>
        </table:table-row>
        <table:table-row table:style-name="ro5">
          <table:table-cell office:value-type="string" calcext:value-type="string">
            <text:p>aeropuerto</text:p>
          </table:table-cell>
          <table:table-cell office:value-type="string" calcext:value-type="string">
            <text:p>Aeropuerto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9]" office:value-type="string" office:string-value="https://alangranteu.github.io/aeropuerto" calcext:value-type="string">
            <text:p>https://alangranteu.github.io/aeropuerto</text:p>
          </table:table-cell>
        </table:table-row>
        <table:table-row table:style-name="ro5">
          <table:table-cell office:value-type="string" calcext:value-type="string">
            <text:p>la-colina</text:p>
          </table:table-cell>
          <table:table-cell office:value-type="string" calcext:value-type="string">
            <text:p>La Colina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0]" office:value-type="string" office:string-value="https://alangranteu.github.io/la-colina" calcext:value-type="string">
            <text:p>https://alangranteu.github.io/la-colina</text:p>
          </table:table-cell>
        </table:table-row>
        <table:table-row table:style-name="ro5">
          <table:table-cell office:value-type="string" calcext:value-type="string">
            <text:p>torremolinos</text:p>
          </table:table-cell>
          <table:table-cell office:value-type="string" calcext:value-type="string">
            <text:p>Torremolinos</text:p>
          </table:table-cell>
          <table:table-cell office:value-type="float" office:value="36.62272" calcext:value-type="float">
            <text:p>36.62272</text:p>
          </table:table-cell>
          <table:table-cell office:value-type="float" office:value="-4.49929" calcext:value-type="float">
            <text:p>-4.499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0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1]" office:value-type="string" office:string-value="https://alangranteu.github.io/torremolinos" calcext:value-type="string">
            <text:p>https://alangranteu.github.io/torremolinos</text:p>
          </table:table-cell>
        </table:table-row>
        <table:table-row table:style-name="ro5">
          <table:table-cell office:value-type="string" calcext:value-type="string">
            <text:p>el-pinillo</text:p>
          </table:table-cell>
          <table:table-cell office:value-type="string" calcext:value-type="string">
            <text:p>El Pinillo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2]" office:value-type="string" office:string-value="https://alangranteu.github.io/el-pinillo" calcext:value-type="string">
            <text:p>https://alangranteu.github.io/el-pinillo</text:p>
          </table:table-cell>
        </table:table-row>
        <table:table-row table:style-name="ro5">
          <table:table-cell office:value-type="string" calcext:value-type="string">
            <text:p>benalmadena</text:p>
          </table:table-cell>
          <table:table-cell office:value-type="string" calcext:value-type="string">
            <text:p>Benalmadena - Arroyo de la Miel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3]" office:value-type="string" office:string-value="https://alangranteu.github.io/benalmadena" calcext:value-type="string">
            <text:p>https://alangranteu.github.io/benalmadena</text:p>
          </table:table-cell>
        </table:table-row>
        <table:table-row table:style-name="ro5">
          <table:table-cell office:value-type="string" calcext:value-type="string">
            <text:p>torremuelle</text:p>
          </table:table-cell>
          <table:table-cell office:value-type="string" calcext:value-type="string">
            <text:p>Torremuelle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4]" office:value-type="string" office:string-value="https://alangranteu.github.io/torremuelle" calcext:value-type="string">
            <text:p>https://alangranteu.github.io/torremuelle</text:p>
          </table:table-cell>
        </table:table-row>
        <table:table-row table:style-name="ro5">
          <table:table-cell office:value-type="string" calcext:value-type="string">
            <text:p>carvajal</text:p>
          </table:table-cell>
          <table:table-cell office:value-type="string" calcext:value-type="string">
            <text:p>Carvajal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5]" office:value-type="string" office:string-value="https://alangranteu.github.io/carvajal" calcext:value-type="string">
            <text:p>https://alangranteu.github.io/carvajal</text:p>
          </table:table-cell>
        </table:table-row>
        <table:table-row table:style-name="ro5">
          <table:table-cell office:value-type="string" calcext:value-type="string">
            <text:p>torreblanca</text:p>
          </table:table-cell>
          <table:table-cell office:value-type="string" calcext:value-type="string">
            <text:p>Torreblanca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6]" office:value-type="string" office:string-value="https://alangranteu.github.io/torreblanca" calcext:value-type="string">
            <text:p>https://alangranteu.github.io/torreblanca</text:p>
          </table:table-cell>
        </table:table-row>
        <table:table-row table:style-name="ro5">
          <table:table-cell office:value-type="string" calcext:value-type="string">
            <text:p>los-boliches</text:p>
          </table:table-cell>
          <table:table-cell office:value-type="string" calcext:value-type="string">
            <text:p>Los Boliches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7]" office:value-type="string" office:string-value="https://alangranteu.github.io/los-boliches" calcext:value-type="string">
            <text:p>https://alangranteu.github.io/los-boliches</text:p>
          </table:table-cell>
        </table:table-row>
        <table:table-row table:style-name="ro5">
          <table:table-cell office:value-type="string" calcext:value-type="string">
            <text:p>fuengirola</text:p>
          </table:table-cell>
          <table:table-cell office:value-type="string" calcext:value-type="string">
            <text:p>Fuengirola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8]" office:value-type="string" office:string-value="https://alangranteu.github.io/fuengirola" calcext:value-type="string">
            <text:p>https://alangranteu.github.io/fuengirola</text:p>
          </table:table-cell>
        </table:table-row>
        <table:table-row table:style-name="ro5">
          <table:table-cell office:value-type="string" calcext:value-type="string">
            <text:p>los-álamos</text:p>
          </table:table-cell>
          <table:table-cell office:value-type="string" calcext:value-type="string">
            <text:p>Los Álamos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19]" office:value-type="string" office:string-value="https://alangranteu.github.io/los-álamos" calcext:value-type="string">
            <text:p>https://alangranteu.github.io/los-álamos</text:p>
          </table:table-cell>
        </table:table-row>
        <table:table-row table:style-name="ro2">
          <table:table-cell office:value-type="string" calcext:value-type="string">
            <text:p>montemar-alto</text:p>
          </table:table-cell>
          <table:table-cell office:value-type="string" calcext:value-type="string">
            <text:p>Montemar Alto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0]" office:value-type="string" office:string-value="https://alangranteu.github.io/montemar-alto" calcext:value-type="string">
            <text:p>https://alangranteu.github.io/montemar-alto</text:p>
          </table:table-cell>
        </table:table-row>
        <table:table-row table:style-name="ro7">
          <table:table-cell office:value-type="string" calcext:value-type="string">
            <text:p>Málaga-centro-alameda</text:p>
          </table:table-cell>
          <table:table-cell office:value-type="string" calcext:value-type="string">
            <text:p>Málaga Centro - Alameda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ás C1, Cercanías C2, Proximidad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1]" office:value-type="string" office:string-value="https://alangranteu.github.io/Málaga-centro-alameda" calcext:value-type="string">
            <text:p>https://alangranteu.github.io/Málaga-centro-alameda</text:p>
          </table:table-cell>
        </table:table-row>
        <table:table-row table:style-name="ro2">
          <table:table-cell office:value-type="string" calcext:value-type="string">
            <text:p>málaga-maría-zambrano</text:p>
          </table:table-cell>
          <table:table-cell office:value-type="string" calcext:value-type="string">
            <text:p>Málaga María Zambrano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E, AVANT, AVLO, Iryo, MD, Cercaníás C1, Cercanías C2, Proximidad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2]" office:value-type="string" office:string-value="https://alangranteu.github.io/málaga-maría-zambrano" calcext:value-type="string">
            <text:p>https://alangranteu.github.io/málaga-maría-zambrano</text:p>
          </table:table-cell>
        </table:table-row>
        <table:table-row table:style-name="ro4">
          <table:table-cell office:value-type="string" calcext:value-type="string">
            <text:p>álora</text:p>
          </table:table-cell>
          <table:table-cell office:value-type="string" calcext:value-type="string">
            <text:p>Álora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D, Cercanías C2, Proximidad</text:p>
          </table:table-cell>
          <table:table-cell office:value-type="string" calcext:value-type="string">
            <text:p>Q8842737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3]" office:value-type="string" office:string-value="https://alangranteu.github.io/álora" calcext:value-type="string">
            <text:p>https://alangranteu.github.io/álora</text:p>
          </table:table-cell>
        </table:table-row>
        <table:table-row table:style-name="ro5">
          <table:table-cell office:value-type="string" calcext:value-type="string">
            <text:p>las-mellizas</text:p>
          </table:table-cell>
          <table:table-cell office:value-type="string" calcext:value-type="string">
            <text:p>Las Mellizas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4]" office:value-type="string" office:string-value="https://alangranteu.github.io/las-mellizas" calcext:value-type="string">
            <text:p>https://alangranteu.github.io/las-mellizas</text:p>
          </table:table-cell>
        </table:table-row>
        <table:table-row table:style-name="ro5">
          <table:table-cell office:value-type="string" calcext:value-type="string">
            <text:p>El-chorro</text:p>
          </table:table-cell>
          <table:table-cell office:value-type="string" calcext:value-type="string">
            <text:p>El Chorro-Caminito del Rey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5]" office:value-type="string" office:string-value="https://alangranteu.github.io/El-chorro" calcext:value-type="string">
            <text:p>https://alangranteu.github.io/El-chorro</text:p>
          </table:table-cell>
        </table:table-row>
        <table:table-row table:style-name="ro5">
          <table:table-cell office:value-type="string" calcext:value-type="string">
            <text:p>bobadilla</text:p>
          </table:table-cell>
          <table:table-cell office:value-type="string" calcext:value-type="string">
            <text:p>Bobadilla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6]" office:value-type="string" office:string-value="https://alangranteu.github.io/bobadilla" calcext:value-type="string">
            <text:p>https://alangranteu.github.io/bobadilla</text:p>
          </table:table-cell>
        </table:table-row>
        <table:table-row table:style-name="ro2">
          <table:table-cell office:value-type="string" calcext:value-type="string">
            <text:p>antequera-santa-ana</text:p>
          </table:table-cell>
          <table:table-cell office:value-type="string" calcext:value-type="string">
            <text:p>Antequera-Santa Ana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AVE, AVANT, AVLO, Iryo, InterCity, MD</text:p>
          </table:table-cell>
          <table:table-cell office:value-type="string" calcext:value-type="string">
            <text:p>Q3325592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7]" office:value-type="string" office:string-value="https://alangranteu.github.io/antequera-santa-ana" calcext:value-type="string">
            <text:p>https://alangranteu.github.io/antequera-santa-ana</text:p>
          </table:table-cell>
        </table:table-row>
        <table:table-row table:style-name="ro5">
          <table:table-cell office:value-type="string" calcext:value-type="string">
            <text:p>campillos</text:p>
          </table:table-cell>
          <table:table-cell office:value-type="string" calcext:value-type="string">
            <text:p>Campillos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8]" office:value-type="string" office:string-value="https://alangranteu.github.io/campillos" calcext:value-type="string">
            <text:p>https://alangranteu.github.io/campillos</text:p>
          </table:table-cell>
        </table:table-row>
        <table:table-row table:style-name="ro2">
          <table:table-cell office:value-type="string" calcext:value-type="string">
            <text:p>almargen-cañete-la-real</text:p>
          </table:table-cell>
          <table:table-cell office:value-type="string" calcext:value-type="string">
            <text:p>Almargen - Cañete la Real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29]" office:value-type="string" office:string-value="https://alangranteu.github.io/almargen-cañete-la-real" calcext:value-type="string">
            <text:p>https://alangranteu.github.io/almargen-cañete-la-real</text:p>
          </table:table-cell>
        </table:table-row>
        <table:table-row table:style-name="ro4">
          <table:table-cell office:value-type="string" calcext:value-type="string">
            <text:p>ronda</text:p>
          </table:table-cell>
          <table:table-cell office:value-type="string" calcext:value-type="string">
            <text:p>Ronda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InterCity, MD</text:p>
          </table:table-cell>
          <table:table-cell office:value-type="string" calcext:value-type="string">
            <text:p>Q3394773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30]" office:value-type="string" office:string-value="https://alangranteu.github.io/ronda" calcext:value-type="string">
            <text:p>https://alangranteu.github.io/ronda</text:p>
          </table:table-cell>
        </table:table-row>
        <table:table-row table:style-name="ro4">
          <table:table-cell office:value-type="string" calcext:value-type="string">
            <text:p>arriate</text:p>
          </table:table-cell>
          <table:table-cell office:value-type="string" calcext:value-type="string">
            <text:p>Arriate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31]" office:value-type="string" office:string-value="https://alangranteu.github.io/arriate" calcext:value-type="string">
            <text:p>https://alangranteu.github.io/arriate</text:p>
          </table:table-cell>
        </table:table-row>
        <table:table-row table:style-name="ro2">
          <table:table-cell office:value-type="string" calcext:value-type="string">
            <text:p>benaojan-montejaque</text:p>
          </table:table-cell>
          <table:table-cell office:value-type="string" calcext:value-type="string">
            <text:p>Benaojan-Montejaque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32]" office:value-type="string" office:string-value="https://alangranteu.github.io/benaojan-montejaque" calcext:value-type="string">
            <text:p>https://alangranteu.github.io/benaojan-montejaque</text:p>
          </table:table-cell>
        </table:table-row>
        <table:table-row table:style-name="ro2">
          <table:table-cell office:value-type="string" calcext:value-type="string">
            <text:p>jimera-de-líbar</text:p>
          </table:table-cell>
          <table:table-cell office:value-type="string" calcext:value-type="string">
            <text:p>Jimera de Líbar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33]" office:value-type="string" office:string-value="https://alangranteu.github.io/jimera-de-líbar" calcext:value-type="string">
            <text:p>https://alangranteu.github.io/jimera-de-líbar</text:p>
          </table:table-cell>
        </table:table-row>
        <table:table-row table:style-name="ro2">
          <table:table-cell office:value-type="string" calcext:value-type="string">
            <text:p>cortes-de-la-frontera</text:p>
          </table:table-cell>
          <table:table-cell office:value-type="string" calcext:value-type="string">
            <text:p>Cortes de la Frontera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34]" office:value-type="string" office:string-value="https://alangranteu.github.io/cortes-de-la-frontera" calcext:value-type="string">
            <text:p>https://alangranteu.github.io/cortes-de-la-frontera</text:p>
          </table:table-cell>
        </table:table-row>
        <table:table-row table:style-name="ro5">
          <table:table-cell office:value-type="string" calcext:value-type="string">
            <text:p>gaucin</text:p>
          </table:table-cell>
          <table:table-cell office:value-type="string" calcext:value-type="string">
            <text:p>Gaucin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35]" office:value-type="string" office:string-value="https://alangranteu.github.io/gaucin" calcext:value-type="string">
            <text:p>https://alangranteu.github.io/gaucin</text:p>
          </table:table-cell>
        </table:table-row>
        <table:table-row table:style-name="ro5">
          <table:table-cell office:value-type="string" calcext:value-type="string">
            <text:p>antequera-av</text:p>
          </table:table-cell>
          <table:table-cell office:value-type="string" calcext:value-type="string">
            <text:p>Antequera AV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ANT</text:p>
          </table:table-cell>
          <table:table-cell table:style-name="ce5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n</text:p>
          </table:table-cell>
          <table:table-cell table:formula="of:=&quot;https://alangranteu.github.io/&quot;&amp;[.A36]" office:value-type="string" office:string-value="https://alangranteu.github.io/antequera-av" calcext:value-type="string">
            <text:p>https://alangranteu.github.io/antequera-av</text:p>
          </table:table-cell>
        </table:table-row>
      </table:table>
      <table:table table:name="stations-malaga-metro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13" table:default-cell-style-name="ce5"/>
        <table:table-row table:style-name="ro1">
          <table:table-cell table:style-name="ce4" office:value-type="string" calcext:value-type="string">
            <text:p>slug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</text:p>
          </table:table-cell>
          <table:table-cell table:style-name="ce4" office:value-type="string" calcext:value-type="string">
            <text:p>iconname</text:p>
          </table:table-cell>
          <table:table-cell table:style-name="ce4" office:value-type="string" calcext:value-type="string">
            <text:p>services</text:p>
          </table:table-cell>
          <table:table-cell table:style-name="ce4" office:value-type="string" calcext:value-type="string">
            <text:p>wikidata</text:p>
          </table:table-cell>
          <table:table-cell table:style-name="ce4" office:value-type="string" calcext:value-type="string">
            <text:p>metro</text:p>
          </table:table-cell>
          <table:table-cell table:style-name="ce4" office:value-type="string" calcext:value-type="string">
            <text:p>url</text:p>
          </table:table-cell>
        </table:table-row>
        <table:table-row table:style-name="ro5">
          <table:table-cell office:value-type="string" calcext:value-type="string">
            <text:p>ciudad-de-la-justicia</text:p>
          </table:table-cell>
          <table:table-cell office:value-type="string" calcext:value-type="string">
            <text:p>Ciudad de la Justicia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2]" office:value-type="string" office:string-value="https://alangranteu.github.io/ciudad-de-la-justicia" calcext:value-type="string">
            <text:p>https://alangranteu.github.io/ciudad-de-la-justicia</text:p>
          </table:table-cell>
        </table:table-row>
        <table:table-row table:style-name="ro4">
          <table:table-cell office:value-type="string" calcext:value-type="string">
            <text:p>la-unión</text:p>
          </table:table-cell>
          <table:table-cell office:value-type="string" calcext:value-type="string">
            <text:p>La Unión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3]" office:value-type="string" office:string-value="https://alangranteu.github.io/la-unión" calcext:value-type="string">
            <text:p>https://alangranteu.github.io/la-unión</text:p>
          </table:table-cell>
        </table:table-row>
        <table:table-row table:style-name="ro5">
          <table:table-cell office:value-type="string" calcext:value-type="string">
            <text:p>andalucía-tech</text:p>
          </table:table-cell>
          <table:table-cell office:value-type="string" calcext:value-type="string">
            <text:p>Andalucía Tech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4]" office:value-type="string" office:string-value="https://alangranteu.github.io/andalucía-tech" calcext:value-type="string">
            <text:p>https://alangranteu.github.io/andalucía-tech</text:p>
          </table:table-cell>
        </table:table-row>
        <table:table-row table:style-name="ro4">
          <table:table-cell office:value-type="string" calcext:value-type="string">
            <text:p>portada-alta</text:p>
          </table:table-cell>
          <table:table-cell office:value-type="string" calcext:value-type="string">
            <text:p>Portada Alta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5]" office:value-type="string" office:string-value="https://alangranteu.github.io/portada-alta" calcext:value-type="string">
            <text:p>https://alangranteu.github.io/portada-alta</text:p>
          </table:table-cell>
        </table:table-row>
        <table:table-row table:style-name="ro4">
          <table:table-cell office:value-type="string" calcext:value-type="string">
            <text:p>paraninfo</text:p>
          </table:table-cell>
          <table:table-cell office:value-type="string" calcext:value-type="string">
            <text:p>Paraninfo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6]" office:value-type="string" office:string-value="https://alangranteu.github.io/paraninfo" calcext:value-type="string">
            <text:p>https://alangranteu.github.io/paraninfo</text:p>
          </table:table-cell>
        </table:table-row>
        <table:table-row table:style-name="ro5">
          <table:table-cell office:value-type="string" calcext:value-type="string">
            <text:p>guadalmedina</text:p>
          </table:table-cell>
          <table:table-cell office:value-type="string" calcext:value-type="string">
            <text:p>Guadalmedina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7]" office:value-type="string" office:string-value="https://alangranteu.github.io/guadalmedina" calcext:value-type="string">
            <text:p>https://alangranteu.github.io/guadalmedina</text:p>
          </table:table-cell>
        </table:table-row>
        <table:table-row table:style-name="ro4">
          <table:table-cell office:value-type="string" calcext:value-type="string">
            <text:p>La-luz-la-paz</text:p>
          </table:table-cell>
          <table:table-cell office:value-type="string" calcext:value-type="string">
            <text:p>La Luz - La Paz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8]" office:value-type="string" office:string-value="https://alangranteu.github.io/La-luz-la-paz" calcext:value-type="string">
            <text:p>https://alangranteu.github.io/La-luz-la-paz</text:p>
          </table:table-cell>
        </table:table-row>
        <table:table-row table:style-name="ro5">
          <table:table-cell office:value-type="string" calcext:value-type="string">
            <text:p>puerta-blanca</text:p>
          </table:table-cell>
          <table:table-cell office:value-type="string" calcext:value-type="string">
            <text:p>Puerta Blanca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9]" office:value-type="string" office:string-value="https://alangranteu.github.io/puerta-blanca" calcext:value-type="string">
            <text:p>https://alangranteu.github.io/puerta-blanca</text:p>
          </table:table-cell>
        </table:table-row>
        <table:table-row table:style-name="ro5">
          <table:table-cell office:value-type="string" calcext:value-type="string">
            <text:p>palacio-de-los-deportes</text:p>
          </table:table-cell>
          <table:table-cell office:value-type="string" calcext:value-type="string">
            <text:p>Palacio de los Deportes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10]" office:value-type="string" office:string-value="https://alangranteu.github.io/palacio-de-los-deportes" calcext:value-type="string">
            <text:p>https://alangranteu.github.io/palacio-de-los-deportes</text:p>
          </table:table-cell>
        </table:table-row>
        <table:table-row table:style-name="ro4">
          <table:table-cell office:value-type="string" calcext:value-type="string">
            <text:p>el-perchel</text:p>
          </table:table-cell>
          <table:table-cell office:value-type="string" calcext:value-type="string">
            <text:p>El Perchel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11]" office:value-type="string" office:string-value="https://alangranteu.github.io/el-perchel" calcext:value-type="string">
            <text:p>https://alangranteu.github.io/el-perchel</text:p>
          </table:table-cell>
        </table:table-row>
        <table:table-row table:style-name="ro4">
          <table:table-cell office:value-type="string" calcext:value-type="string">
            <text:p>barbarela</text:p>
          </table:table-cell>
          <table:table-cell office:value-type="string" calcext:value-type="string">
            <text:p>Barbarela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12]" office:value-type="string" office:string-value="https://alangranteu.github.io/barbarela" calcext:value-type="string">
            <text:p>https://alangranteu.github.io/barbarela</text:p>
          </table:table-cell>
        </table:table-row>
        <table:table-row table:style-name="ro4">
          <table:table-cell office:value-type="string" calcext:value-type="string">
            <text:p>carranque</text:p>
          </table:table-cell>
          <table:table-cell office:value-type="string" calcext:value-type="string">
            <text:p>Carranque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13]" office:value-type="string" office:string-value="https://alangranteu.github.io/carranque" calcext:value-type="string">
            <text:p>https://alangranteu.github.io/carranque</text:p>
          </table:table-cell>
        </table:table-row>
        <table:table-row table:style-name="ro5">
          <table:table-cell office:value-type="string" calcext:value-type="string">
            <text:p>princesa-huelin</text:p>
          </table:table-cell>
          <table:table-cell office:value-type="string" calcext:value-type="string">
            <text:p>Princesa - Huelin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14]" office:value-type="string" office:string-value="https://alangranteu.github.io/princesa-huelin" calcext:value-type="string">
            <text:p>https://alangranteu.github.io/princesa-huelin</text:p>
          </table:table-cell>
        </table:table-row>
        <table:table-row table:style-name="ro4">
          <table:table-cell office:value-type="string" calcext:value-type="string">
            <text:p>el-torcal</text:p>
          </table:table-cell>
          <table:table-cell office:value-type="string" calcext:value-type="string">
            <text:p>El Torcal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15]" office:value-type="string" office:string-value="https://alangranteu.github.io/el-torcal" calcext:value-type="string">
            <text:p>https://alangranteu.github.io/el-torcal</text:p>
          </table:table-cell>
        </table:table-row>
        <table:table-row table:style-name="ro4">
          <table:table-cell office:value-type="string" calcext:value-type="string">
            <text:p>el-cónsul</text:p>
          </table:table-cell>
          <table:table-cell office:value-type="string" calcext:value-type="string">
            <text:p>El Cónsul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16]" office:value-type="string" office:string-value="https://alangranteu.github.io/el-cónsul" calcext:value-type="string">
            <text:p>https://alangranteu.github.io/el-cónsul</text:p>
          </table:table-cell>
        </table:table-row>
        <table:table-row table:style-name="ro4">
          <table:table-cell office:value-type="string" calcext:value-type="string">
            <text:p>clínico</text:p>
          </table:table-cell>
          <table:table-cell office:value-type="string" calcext:value-type="string">
            <text:p>Clínico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17]" office:value-type="string" office:string-value="https://alangranteu.github.io/clínico" calcext:value-type="string">
            <text:p>https://alangranteu.github.io/clínico</text:p>
          </table:table-cell>
        </table:table-row>
        <table:table-row table:style-name="ro4">
          <table:table-cell office:value-type="string" calcext:value-type="string">
            <text:p>universidad</text:p>
          </table:table-cell>
          <table:table-cell office:value-type="string" calcext:value-type="string">
            <text:p>Universidad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18]" office:value-type="string" office:string-value="https://alangranteu.github.io/universidad" calcext:value-type="string">
            <text:p>https://alangranteu.github.io/universidad</text:p>
          </table:table-cell>
        </table:table-row>
        <table:table-row table:style-name="ro4">
          <table:table-cell office:value-type="string" calcext:value-type="string">
            <text:p>atarazanas</text:p>
          </table:table-cell>
          <table:table-cell office:value-type="string" calcext:value-type="string">
            <text:p>Atarazanas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19]" office:value-type="string" office:string-value="https://alangranteu.github.io/atarazanas" calcext:value-type="string">
            <text:p>https://alangranteu.github.io/atarazanas</text:p>
          </table:table-cell>
        </table:table-row>
        <table:table-row table:style-name="ro4">
          <table:table-cell office:value-type="string" calcext:value-type="string">
            <text:p>la-isla</text:p>
          </table:table-cell>
          <table:table-cell office:value-type="string" calcext:value-type="string">
            <text:p>La Isla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y</text:p>
          </table:table-cell>
          <table:table-cell table:formula="of:=&quot;https://alangranteu.github.io/&quot;&amp;[.A20]" office:value-type="string" office:string-value="https://alangranteu.github.io/la-isla" calcext:value-type="string">
            <text:p>https://alangranteu.github.io/la-is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€</number:text>
      <number:number number:decimal-places="0" number:min-decimal-places="0" number:min-integer-digits="1" number:grouping="true"/>
    </number:number-style>
    <number:number-style style:name="N120">
      <number:text>-€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€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3P0" style:volatile="true">
      <number:text>€</number:text>
      <number:number number:decimal-places="2" number:min-decimal-places="2" number:min-integer-digits="1" number:grouping="true"/>
    </number:number-style>
    <number:number-style style:name="N123">
      <number:text>-€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24P0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€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1.76pt double-thin #3f3f3f" style:border-line-width="0.018cm 0.026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21:17:08.1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3T08:25:04.971000000</meta:creation-date>
    <dc:date>2024-02-12T21:18:37.942000000</dc:date>
    <meta:editing-duration>PT1H53M58S</meta:editing-duration>
    <meta:editing-cycles>22</meta:editing-cycles>
    <meta:generator>LibreOffice/7.5.3.2$Windows_X86_64 LibreOffice_project/9f56dff12ba03b9acd7730a5a481eea045e468f3</meta:generator>
    <meta:document-statistic meta:table-count="7" meta:cell-count="1870" meta:object-count="0"/>
  </office:meta>
</office:document-meta>
</file>